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f49d"/>
    </style:style>
    <style:style style:name="P2" style:family="paragraph" style:parent-style-name="Standard">
      <style:paragraph-properties fo:break-before="page"/>
      <style:text-properties officeooo:paragraph-rsid="000cf49d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en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top="0in" fo:margin-bottom="0in" fo:line-height="100%" fo:text-align="center"/>
    </style:style>
    <style:style style:name="P13" style:family="paragraph">
      <loext:graphic-properties draw:fill="solid" draw:fill-color="#069a2e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loext:graphic-properties draw:fill="solid" draw:fill-color="#afd095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7f7f7f" loext:opacity="100%" style:text-outline="false" style:text-line-through-style="none" style:text-line-through-type="none" style:text-position="0% 100%" fo:font-size="10pt" fo:letter-spacing="normal" fo:language="en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afd095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language="en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0f6519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en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draw:textarea-vertical-align="middle" fo:min-height="0.25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3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ffffff" draw:fill="none" draw:fill-color="#ffffff" fo:min-height="0.192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3465a4" draw:fill="solid" draw:fill-color="#069a2e" draw:textarea-vertical-align="middle" fo:min-height="0.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dash" draw:stroke-dash="Long_20_Dash" svg:stroke-color="#3465a4" draw:fill="solid" draw:fill-color="#afd095" draw:textarea-vertical-align="middle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3465a4" draw:fill="solid" draw:fill-color="#069a2e" draw:textarea-vertical-align="middle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dash" draw:stroke-dash="Long_20_Dash" svg:stroke-color="#3465a4" draw:fill="solid" draw:fill-color="#afd095" draw:textarea-vertical-align="middle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dash" draw:stroke-dash="Long_20_Dash" svg:stroke-color="#3465a4" draw:fill="solid" draw:fill-color="#afd095" draw:textarea-vertical-align="middle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dash" draw:stroke-dash="Long_20_Dash" svg:stroke-color="#3465a4" draw:fill="solid" draw:fill-color="#afd095" draw:textarea-vertical-align="middle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3465a4" draw:fill="solid" draw:fill-color="#069a2e" draw:textarea-vertical-align="middle" fo:min-height="1.1508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3465a4" draw:fill="solid" draw:fill-color="#069a2e" draw:textarea-vertical-align="middle" fo:min-height="0.5in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3465a4" draw:fill="solid" draw:fill-color="#069a2e" draw:textarea-vertical-align="middle" fo:min-height="0.5756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6" draw:name="Text Frame 24" draw:style-name="gr17" draw:text-style-name="P13" svg:width="1.5524in" svg:height="0.5004in" svg:x="2.5701in" svg:y="-0.1543in"><draw:text-box><text:p text:style-name="P15"><text:span text:style-name="T3">Mulai</text:span></text:p></draw:text-box></draw:frame><draw:frame text:anchor-type="paragraph" draw:z-index="7" draw:name="Text Frame 25" draw:style-name="gr17" draw:text-style-name="P13" svg:width="1.5524in" svg:height="0.5004in" svg:x="2.5701in" svg:y="-0.1543in"><draw:text-box><text:p text:style-name="P15"><text:span text:style-name="T3">Mulai</text:span></text:p></draw:text-box></draw:frame><draw:frame text:anchor-type="paragraph" draw:z-index="8" draw:name="Text Frame 26" draw:style-name="gr17" draw:text-style-name="P13" svg:width="1.5524in" svg:height="0.5004in" svg:x="2.5701in" svg:y="-0.1543in"><draw:text-box><text:p text:style-name="P15"><text:span text:style-name="T3">Mulai</text:span></text:p></draw:text-box></draw:frame><draw:frame text:anchor-type="paragraph" draw:z-index="9" draw:name="Text Frame 27" draw:style-name="gr17" draw:text-style-name="P13" svg:width="1.5524in" svg:height="0.5004in" svg:x="2.5701in" svg:y="-0.1543in"><draw:text-box><text:p text:style-name="P15"><text:span text:style-name="T3">Mulai</text:span></text:p></draw:text-box></draw:frame><draw:frame text:anchor-type="paragraph" draw:z-index="10" draw:name="Text Frame 28" draw:style-name="gr10" draw:text-style-name="P13" svg:width="1.5524in" svg:height="0.5004in" svg:x="2.5701in" svg:y="0.6335in"><draw:text-box><text:p text:style-name="P15"><text:span text:style-name="T3">Penapisan </text:span></text:p><text:p text:style-name="P15"><text:span text:style-name="T3">secara mandiri</text:span></text:p></draw:text-box></draw:frame><draw:frame text:anchor-type="paragraph" draw:z-index="11" draw:name="Text Frame 29" draw:style-name="gr10" draw:text-style-name="P13" svg:width="1.5524in" svg:height="0.5004in" svg:x="2.5701in" svg:y="1.4209in"><draw:text-box><text:p text:style-name="P15"><text:span text:style-name="T3">Apakah membuat kajian teknis?</text:span></text:p></draw:text-box></draw:frame><draw:frame text:anchor-type="paragraph" draw:z-index="12" draw:name="Text Frame 30" draw:style-name="gr16" draw:text-style-name="P13" svg:width="1.5524in" svg:height="1.1512in" svg:x="2.5701in" svg:y="2.2772in"><draw:text-box><text:p text:style-name="P12"><text:span text:style-name="T3">Permohonan Persetujuan Teknis dilengkapi kajian teknis/dokumen pemenuhan standar teknis</text:span></text:p></draw:text-box></draw:frame><draw:frame text:anchor-type="paragraph" draw:z-index="13" draw:name="Text Frame 31" draw:style-name="gr12" draw:text-style-name="P13" svg:width="1.5524in" svg:height="0.5004in" svg:x="0.4701in" svg:y="2.602in"><draw:text-box><text:p text:style-name="P15"><text:span text:style-name="T3">Kajian teknis</text:span></text:p></draw:text-box></draw:frame><draw:frame text:anchor-type="paragraph" draw:z-index="14" draw:name="Text Frame 32" draw:style-name="gr12" draw:text-style-name="P13" svg:width="1.5524in" svg:height="0.5004in" svg:x="4.6701in" svg:y="2.602in"><draw:text-box><text:p text:style-name="P15"><text:span text:style-name="T3">Dokumen </text:span></text:p><text:p text:style-name="P15"><text:span text:style-name="T3">pemenuhan standar</text:span></text:p></draw:text-box></draw:frame><draw:frame text:anchor-type="paragraph" draw:z-index="15" draw:name="Text Frame 33" draw:style-name="gr10" draw:text-style-name="P13" svg:width="1.5524in" svg:height="0.5004in" svg:x="2.5701in" svg:y="3.7835in"><draw:text-box><text:p text:style-name="P12"><text:span text:style-name="T3">Kebenaran dokumen</text:span></text:p></draw:text-box></draw:frame><draw:frame text:anchor-type="paragraph" draw:z-index="16" draw:name="Text Frame 34" draw:style-name="gr15" draw:text-style-name="P16" svg:width="1.5524in" svg:height="0.576in" svg:x="4.6701in" svg:y="3.7457in"><draw:text-box><text:p text:style-name="P12"><text:span text:style-name="T3">Paling lama 2 hari kerja sejak permohonan diterima</text:span></text:p></draw:text-box></draw:frame><draw:frame text:anchor-type="paragraph" draw:z-index="17" draw:name="Text Frame 35" draw:style-name="gr10" draw:text-style-name="P13" svg:width="1.5524in" svg:height="0.5004in" svg:x="2.5701in" svg:y="4.5709in"><draw:text-box><text:p text:style-name="P12"><text:span text:style-name="T3">Apakah lengkap &amp; benar?</text:span></text:p></draw:text-box></draw:frame><draw:frame text:anchor-type="paragraph" draw:z-index="18" draw:name="Text Frame 36" draw:style-name="gr12" draw:text-style-name="P13" svg:width="1.5524in" svg:height="0.5004in" svg:x="2.5701in" svg:y="5.3583in"><draw:text-box><text:p text:style-name="P15"><text:span text:style-name="T3">Penilaian substansi</text:span></text:p></draw:text-box></draw:frame><draw:frame text:anchor-type="paragraph" draw:z-index="19" draw:name="Text Frame 37" draw:style-name="gr15" draw:text-style-name="P14" svg:width="1.5524in" svg:height="0.576in" svg:x="0.8638in" svg:y="5.3209in"><draw:text-box><text:p text:style-name="P12"><text:span text:style-name="T3">Paling lama 30 hari kerja sampai terbit pertek</text:span></text:p></draw:text-box></draw:frame><draw:frame text:anchor-type="paragraph" draw:z-index="20" draw:name="Text Frame 38" draw:style-name="gr12" draw:text-style-name="P13" svg:width="1.5524in" svg:height="0.5004in" svg:x="4.6701in" svg:y="4.5709in"><draw:text-box><text:p text:style-name="P7"><text:span text:style-name="T3">Berita acara</text:span></text:p></draw:text-box></draw:frame><draw:frame text:anchor-type="paragraph" draw:z-index="21" draw:name="Text Frame 39" draw:style-name="gr12" draw:text-style-name="P13" svg:width="1.5524in" svg:height="0.5004in" svg:x="4.6701in" svg:y="5.3583in"><draw:text-box><text:p text:style-name="P15"><text:span text:style-name="T3">perbaikan</text:span></text:p></draw:text-box></draw:frame><draw:frame text:anchor-type="paragraph" draw:z-index="22" draw:name="Text Frame 40" draw:style-name="gr12" draw:text-style-name="P13" svg:width="1.5524in" svg:height="0.5004in" svg:x="2.5701in" svg:y="6.1457in"><draw:text-box><text:p text:style-name="P12"><text:span text:style-name="T3">Apakah kesesuaian terpenuhi?</text:span><text:span text:style-name="T3"><text:tab/></text:span></text:p></draw:text-box></draw:frame><draw:frame text:anchor-type="paragraph" draw:z-index="23" draw:name="Text Frame 41" draw:style-name="gr12" draw:text-style-name="P13" svg:width="1.5524in" svg:height="0.5004in" svg:x="4.6701in" svg:y="6.1457in"><draw:text-box><text:p text:style-name="P15"><text:span text:style-name="T3">Penolakan penerbitan</text:span></text:p><text:p text:style-name="P15"><text:span text:style-name="T3">Persetujuan teknis</text:span></text:p></draw:text-box></draw:frame><draw:frame text:anchor-type="paragraph" draw:z-index="24" draw:name="Text Frame 42" draw:style-name="gr12" draw:text-style-name="P13" svg:width="1.5524in" svg:height="0.5004in" svg:x="2.5701in" svg:y="6.9335in"><draw:text-box><text:p text:style-name="P15"><text:span text:style-name="T3">Penerbitan persetujuan teknis</text:span></text:p></draw:text-box></draw:frame><draw:frame text:anchor-type="paragraph" draw:z-index="25" draw:name="Text Frame 43" draw:style-name="gr12" draw:text-style-name="P13" svg:width="1.5524in" svg:height="0.5004in" svg:x="2.5701in" svg:y="7.7209in"><draw:text-box><text:p text:style-name="P15"><text:span text:style-name="T3">Pembangunan instalasi</text:span></text:p></draw:text-box></draw:frame><draw:frame text:anchor-type="paragraph" draw:z-index="26" draw:name="Text Frame 44" draw:style-name="gr12" draw:text-style-name="P13" svg:width="1.5524in" svg:height="0.5004in" svg:x="0.4701in" svg:y="6.9335in"><draw:text-box><text:p text:style-name="P15"><text:span text:style-name="T3">Perubahan teknis kegiatan</text:span></text:p></draw:text-box></draw:frame><draw:frame text:anchor-type="paragraph" draw:z-index="27" draw:name="Text Frame 45" draw:style-name="gr14" draw:text-style-name="P14" svg:width="1.0213in" svg:height="0.9594in" svg:x="6.3827in" svg:y="5.2717in"><draw:text-box><text:p text:style-name="P12"><text:span text:style-name="T3">Paling lama 10 hari kerja menyampaikan kembali dokumen</text:span></text:p></draw:text-box></draw:frame><draw:frame text:anchor-type="paragraph" draw:z-index="28" draw:name="Text Frame 46" draw:style-name="gr12" draw:text-style-name="P13" svg:width="1.5524in" svg:height="0.5004in" svg:x="2.5701in" svg:y="8.5083in"><draw:text-box><text:p text:style-name="P15"><text:span text:style-name="T3">Uji coba instalasi</text:span></text:p></draw:text-box></draw:frame><draw:line text:anchor-type="paragraph" draw:z-index="36" draw:name="Vertical line 1" draw:style-name="gr8" draw:text-style-name="P7" svg:x1="3.3866in" svg:y1="0.3457in" svg:x2="3.3866in" svg:y2="0.6331in"><text:p/></draw:line><draw:line text:anchor-type="paragraph" draw:z-index="37" draw:name="Vertical line 2" draw:style-name="gr8" draw:text-style-name="P7" svg:x1="3.3866in" svg:y1="1.1335in" svg:x2="3.3866in" svg:y2="1.4209in"><text:p/></draw:line><draw:line text:anchor-type="paragraph" draw:z-index="38" draw:name="Vertical line 3" draw:style-name="gr8" draw:text-style-name="P7" svg:x1="3.3866in" svg:y1="1.9209in" svg:x2="3.3866in" svg:y2="2.2772in"><text:p/></draw:line><draw:line text:anchor-type="paragraph" draw:z-index="39" draw:name="Vertical line 4" draw:style-name="gr8" draw:text-style-name="P7" svg:x1="3.3866in" svg:y1="3.428in" svg:x2="3.3866in" svg:y2="3.7835in"><text:p/></draw:line><draw:line text:anchor-type="paragraph" draw:z-index="40" draw:name="Vertical line 5" draw:style-name="gr8" draw:text-style-name="P7" svg:x1="3.3866in" svg:y1="4.2835in" svg:x2="3.3866in" svg:y2="4.5709in"><text:p/></draw:line><draw:line text:anchor-type="paragraph" draw:z-index="41" draw:name="Vertical line 6" draw:style-name="gr8" draw:text-style-name="P7" svg:x1="3.3866in" svg:y1="5.0709in" svg:x2="3.3866in" svg:y2="5.3583in"><text:p/></draw:line><draw:line text:anchor-type="paragraph" draw:z-index="42" draw:name="Vertical line 7" draw:style-name="gr8" draw:text-style-name="P11" svg:x1="3.3866in" svg:y1="5.8583in" svg:x2="3.3866in" svg:y2="6.1457in"><text:p/></draw:line><draw:line text:anchor-type="paragraph" draw:z-index="43" draw:name="Vertical line 8" draw:style-name="gr8" draw:text-style-name="P7" svg:x1="3.3866in" svg:y1="6.6457in" svg:x2="3.3866in" svg:y2="6.9331in"><text:p/></draw:line><draw:line text:anchor-type="paragraph" draw:z-index="44" draw:name="Vertical line 9" draw:style-name="gr8" draw:text-style-name="P7" svg:x1="3.3866in" svg:y1="7.4335in" svg:x2="3.3866in" svg:y2="7.7209in"><text:p/></draw:line><draw:line text:anchor-type="paragraph" draw:z-index="45" draw:name="Vertical line 10" draw:style-name="gr8" draw:text-style-name="P7" svg:x1="3.3866in" svg:y1="8.2209in" svg:x2="3.3866in" svg:y2="8.5083in"><text:p/></draw:line><draw:line text:anchor-type="paragraph" draw:z-index="52" draw:name="Line 1" draw:style-name="gr8" draw:text-style-name="P7" svg:x1="4.122in" svg:y1="1.678in" svg:x2="5.4122in" svg:y2="2.6024in"><text:p/></draw:line><draw:line text:anchor-type="paragraph" draw:z-index="53" draw:name="Horizontal line 1" draw:style-name="gr8" draw:text-style-name="P7" svg:x1="4.6701in" svg:y1="2.8583in" svg:x2="4.122in" svg:y2="2.8583in"><text:p/></draw:line><draw:line text:anchor-type="paragraph" draw:z-index="54" draw:name="Horizontal line 2" draw:style-name="gr8" draw:text-style-name="P7" svg:x1="2.022in" svg:y1="2.8693in" svg:x2="2.5701in" svg:y2="2.8693in"><text:p/></draw:line><draw:line text:anchor-type="paragraph" draw:z-index="55" draw:name="Line 2" draw:style-name="gr8" draw:text-style-name="P7" svg:x1="2.5701in" svg:y1="1.6953in" svg:x2="1.2346in" svg:y2="2.6024in"><text:p/></draw:line><draw:line text:anchor-type="paragraph" draw:z-index="56" draw:name="Horizontal line 3" draw:style-name="gr8" draw:text-style-name="P7" svg:x1="4.122in" svg:y1="4.8291in" svg:x2="4.6701in" svg:y2="4.8291in"><text:p/></draw:line><draw:line text:anchor-type="paragraph" draw:z-index="57" draw:name="Vertical line 18" draw:style-name="gr8" draw:text-style-name="P7" svg:x1="5.4772in" svg:y1="5.0709in" svg:x2="5.4772in" svg:y2="5.3583in"><text:p/></draw:line><draw:line text:anchor-type="paragraph" draw:z-index="58" draw:name="Diagonal line 1" draw:style-name="gr8" draw:text-style-name="P7" svg:x1="4.6701in" svg:y1="5.6189in" svg:x2="4.122in" svg:y2="5.628in"><text:p/></draw:line><draw:line text:anchor-type="paragraph" draw:z-index="59" draw:name="Horizontal line 4" draw:style-name="gr8" draw:text-style-name="P7" svg:x1="4.122in" svg:y1="6.3917in" svg:x2="4.6701in" svg:y2="6.3917in"><text:p/></draw:line><draw:line text:anchor-type="paragraph" draw:z-index="60" draw:name="Horizontal line 5" draw:style-name="gr8" draw:text-style-name="P7" svg:x1="2.5701in" svg:y1="7.1555in" svg:x2="2.022in" svg:y2="7.1555in"><text:p/></draw:line><draw:line text:anchor-type="paragraph" draw:z-index="61" draw:name="Line 3" draw:style-name="gr8" draw:text-style-name="P7" svg:x1="0.1043in" svg:y1="7.1638in" svg:x2="0.4705in" svg:y2="7.1638in"><text:p/></draw:line><draw:line text:anchor-type="paragraph" draw:z-index="62" draw:name="Horizontal line 6" draw:style-name="gr9" draw:text-style-name="P7" svg:x1="2.5705in" svg:y1="1.548in" svg:x2="0.078in" svg:y2="1.548in"><text:p/></draw:line><draw:line text:anchor-type="paragraph" draw:z-index="63" draw:name="Line 4" draw:style-name="gr9" draw:text-style-name="P7" svg:x1="0.078in" svg:y1="1.548in" svg:x2="0.1043in" svg:y2="7.1642in"><text:p/></draw:line><draw:frame text:anchor-type="paragraph" draw:z-index="68" draw:name="Text Frame 14" draw:style-name="gr6" draw:text-style-name="P9" svg:width="0.374in" svg:height="0.2433in" svg:x="4.6437in" svg:y="1.8626in"><draw:text-box><text:p>tidak</text:p></draw:text-box></draw:frame><draw:frame text:anchor-type="paragraph" draw:z-index="69" draw:name="Text Frame 15" draw:style-name="gr5" draw:text-style-name="P9" svg:width="0.4343in" svg:height="0.2004in" svg:x="1.7098in" svg:y="1.7929in"><draw:text-box><text:p>iya</text:p></draw:text-box></draw:frame><draw:frame text:anchor-type="paragraph" draw:z-index="70" draw:name="Text Frame 16" draw:style-name="gr4" draw:text-style-name="P8" svg:width="0.5559in" svg:height="0.4323in" svg:x="4.1146in" svg:y="4.3972in"><draw:text-box><text:p text:style-name="P7">Tidak </text:p><text:p text:style-name="P7">lengkap</text:p></draw:text-box></draw:frame><draw:frame text:anchor-type="paragraph" draw:z-index="71" draw:name="Text Frame 17" draw:style-name="gr2" draw:text-style-name="P9" svg:width="0.8169in" svg:height="0.2878in" svg:x="2.5701in" svg:y="5.0709in"><draw:text-box><text:p text:style-name="P7">lengkap</text:p></draw:text-box></draw:frame><draw:frame text:anchor-type="paragraph" draw:z-index="72" draw:name="Text Frame 18" draw:style-name="gr3" draw:text-style-name="P8" svg:width="0.548in" svg:height="0.2461in" svg:x="4.122in" svg:y="6.1457in"><draw:text-box><text:p text:style-name="P7">Tidak</text:p></draw:text-box></draw:frame><draw:frame text:anchor-type="paragraph" draw:z-index="73" draw:name="Text Frame 19" draw:style-name="gr2" draw:text-style-name="P6" svg:width="0.6843in" svg:height="0.2878in" svg:x="3.3866in" svg:y="6.6457in"><draw:text-box><text:p text:style-name="P5">IYA</text:p></draw:text-box></draw:frame></text:p>
      <text:p text:style-name="P2"><draw:caption text:anchor-type="paragraph" draw:z-index="67" draw:name="Callout 1" draw:style-name="gr7" draw:text-style-name="P10" svg:width="0.5213in" svg:height="0.1925in" svg:x="3.2366in" svg:y="3.5398in" draw:caption-point-x="0.1299in" draw:caption-point-y="0.0937in"><text:p text:style-name="P7">iya</text:p></draw:caption><draw:frame text:anchor-type="paragraph" draw:z-index="0" draw:name="Text Frame 1" draw:style-name="gr17" draw:text-style-name="P13" svg:width="1.5524in" svg:height="0.5004in" svg:x="2.5701in" svg:y="-0.1543in"><draw:text-box><text:p text:style-name="P15"><text:span text:style-name="T3">Mulai</text:span></text:p></draw:text-box></draw:frame><draw:frame text:anchor-type="paragraph" draw:z-index="1" draw:name="Text Frame 2" draw:style-name="gr17" draw:text-style-name="P13" svg:width="1.5524in" svg:height="0.5004in" svg:x="2.5701in" svg:y="-0.1543in"><draw:text-box><text:p text:style-name="P15"><text:span text:style-name="T3">Mulai</text:span></text:p></draw:text-box></draw:frame><draw:frame text:anchor-type="paragraph" draw:z-index="2" draw:name="Text Frame 3" draw:style-name="gr17" draw:text-style-name="P13" svg:width="1.5524in" svg:height="0.5004in" svg:x="2.5701in" svg:y="-0.1543in"><draw:text-box><text:p text:style-name="P15"><text:span text:style-name="T3">Mulai</text:span></text:p></draw:text-box></draw:frame><draw:frame text:anchor-type="paragraph" draw:z-index="3" draw:name="Text Frame 4" draw:style-name="gr17" draw:text-style-name="P13" svg:width="1.5524in" svg:height="0.5004in" svg:x="2.5701in" svg:y="-0.1543in"><draw:text-box><text:p text:style-name="P15"><text:span text:style-name="T3">Uji coba instalasi</text:span></text:p></draw:text-box></draw:frame><draw:frame text:anchor-type="paragraph" draw:z-index="4" draw:name="Text Frame 5" draw:style-name="gr18" draw:text-style-name="P13" svg:width="1.5524in" svg:height="0.576in" svg:x="2.5701in" svg:y="0.5957in"><draw:text-box><text:p text:style-name="P15"><text:span text:style-name="T3">Penyelesaian pembangunan instalasi dan uji coba</text:span></text:p></draw:text-box></draw:frame><draw:frame text:anchor-type="paragraph" draw:z-index="5" draw:name="Text Frame 6" draw:style-name="gr12" draw:text-style-name="P13" svg:width="1.5524in" svg:height="0.5004in" svg:x="2.5701in" svg:y="1.4209in"><draw:text-box><text:p text:style-name="P15"><text:span text:style-name="T3">verifikasi</text:span></text:p></draw:text-box></draw:frame><draw:frame text:anchor-type="paragraph" draw:z-index="29" draw:name="Text Frame 7" draw:style-name="gr10" draw:text-style-name="P13" svg:width="1.5524in" svg:height="0.5004in" svg:x="2.5701in" svg:y="2.2083in"><draw:text-box><text:p text:style-name="P12"><text:span text:style-name="T3">Berita acara</text:span></text:p></draw:text-box></draw:frame><draw:frame text:anchor-type="paragraph" draw:z-index="30" draw:name="Text Frame 8" draw:style-name="gr10" draw:text-style-name="P13" svg:width="1.5524in" svg:height="0.5004in" svg:x="2.5701in" svg:y="2.9957in"><draw:text-box><text:p text:style-name="P12"><text:span text:style-name="T3">Apakah sesuai persetujuan teknis?</text:span></text:p></draw:text-box></draw:frame><draw:frame text:anchor-type="paragraph" draw:z-index="31" draw:name="Text Frame 9" draw:style-name="gr13" draw:text-style-name="P14" svg:width="1.5524in" svg:height="0.5004in" svg:x="0.8638in" svg:y="1.4209in"><draw:text-box><text:p text:style-name="P12"><text:span text:style-name="T3">Paling lama 5 hari sejak laporan diterima</text:span></text:p></draw:text-box></draw:frame><draw:frame text:anchor-type="paragraph" draw:z-index="32" draw:name="Text Frame 10" draw:style-name="gr12" draw:text-style-name="P13" svg:width="1.5524in" svg:height="0.5004in" svg:x="4.539in" svg:y="2.9957in"><draw:text-box><text:p text:style-name="P12"><text:span text:style-name="T3">perbaikan</text:span></text:p></draw:text-box></draw:frame><draw:frame text:anchor-type="paragraph" draw:z-index="33" draw:name="Text Frame 11" draw:style-name="gr10" draw:text-style-name="P13" svg:width="1.5524in" svg:height="0.5004in" svg:x="2.5701in" svg:y="3.7835in"><draw:text-box><text:p text:style-name="P12"><text:span text:style-name="T3">Penerbitan SLO</text:span></text:p></draw:text-box></draw:frame><draw:frame text:anchor-type="paragraph" draw:z-index="34" draw:name="Text Frame 12" draw:style-name="gr11" draw:text-style-name="P14" svg:width="1.5524in" svg:height="0.7677in" svg:x="0.8638in" svg:y="3.65in"><draw:text-box><text:p text:style-name="P12"><text:span text:style-name="T3">Paling lama 3 hari kerja sejak diselesaikannya verifikasi</text:span></text:p></draw:text-box></draw:frame><draw:frame text:anchor-type="paragraph" draw:z-index="35" draw:name="Text Frame 13" draw:style-name="gr10" draw:text-style-name="P13" svg:width="1.5524in" svg:height="0.5004in" svg:x="2.5701in" svg:y="4.5709in"><draw:text-box><text:p text:style-name="P12"><text:span text:style-name="T3">selesai</text:span></text:p></draw:text-box></draw:frame><draw:line text:anchor-type="paragraph" draw:z-index="46" draw:name="Vertical line 12" draw:style-name="gr8" draw:text-style-name="P7" svg:x1="3.3866in" svg:y1="4.2835in" svg:x2="3.3866in" svg:y2="4.5709in"><text:p/></draw:line><draw:line text:anchor-type="paragraph" draw:z-index="47" draw:name="Vertical line 13" draw:style-name="gr8" draw:text-style-name="P7" svg:x1="3.3866in" svg:y1="3.4957in" svg:x2="3.3866in" svg:y2="3.7831in"><text:p/></draw:line><draw:line text:anchor-type="paragraph" draw:z-index="48" draw:name="Vertical line 14" draw:style-name="gr8" draw:text-style-name="P7" svg:x1="3.3866in" svg:y1="2.7083in" svg:x2="3.3866in" svg:y2="2.9957in"><text:p/></draw:line><draw:line text:anchor-type="paragraph" draw:z-index="49" draw:name="Vertical line 15" draw:style-name="gr8" draw:text-style-name="P7" svg:x1="3.3866in" svg:y1="1.9209in" svg:x2="3.3866in" svg:y2="2.2083in"><text:p/></draw:line><draw:line text:anchor-type="paragraph" draw:z-index="50" draw:name="Vertical line 16" draw:style-name="gr8" draw:text-style-name="P7" svg:x1="3.3866in" svg:y1="1.1335in" svg:x2="3.3866in" svg:y2="1.4209in"><text:p/></draw:line><draw:line text:anchor-type="paragraph" draw:z-index="51" draw:name="Vertical line 17" draw:style-name="gr8" draw:text-style-name="P7" svg:x1="3.3866in" svg:y1="0.3457in" svg:x2="3.3866in" svg:y2="0.6331in"><text:p/></draw:line><draw:line text:anchor-type="paragraph" draw:z-index="64" draw:name="Vertical line 11" draw:style-name="gr9" draw:text-style-name="P7" svg:x1="5.2862in" svg:y1="2.9961in" svg:x2="5.2862in" svg:y2="1.6717in"><text:p/></draw:line><draw:line text:anchor-type="paragraph" draw:z-index="65" draw:name="Line 5" draw:style-name="gr8" draw:text-style-name="P7" svg:x1="5.2858in" svg:y1="1.6717in" svg:x2="4.122in" svg:y2="1.689in"><text:p/></draw:line><draw:line text:anchor-type="paragraph" draw:z-index="66" draw:name="Horizontal line 7" draw:style-name="gr8" draw:text-style-name="P7" svg:x1="4.122in" svg:y1="3.2516in" svg:x2="4.5386in" svg:y2="3.2516in"><text:p/></draw:line><draw:frame text:anchor-type="paragraph" draw:z-index="74" draw:name="Text Frame 20" draw:style-name="gr1" draw:text-style-name="P4" svg:width="0.4169in" svg:height="0.2559in" svg:x="4.122in" svg:y="2.9957in"><draw:text-box><text:p text:style-name="P3"><text:span text:style-name="T2">tidak</text:span></text:p></draw:text-box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09:38:24.162000000</meta:creation-date>
    <dc:date>2022-06-16T11:19:00.288000000</dc:date>
    <meta:editing-duration>PT59M36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1" meta:word-count="0" meta:character-count="1" meta:non-whitespace-character-count="0"/>
  </office:meta>
</office:document-meta>
</file>